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5.25cm" fo:min-width="16.9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16.8cm"/>
    </style:style>
    <style:style style:name="gr3" style:family="graphic" style:parent-style-name="standard">
      <style:graphic-properties draw:stroke="none" svg:stroke-color="#000000" draw:fill="none" fo:min-height="1.576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75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4cm" svg:height="5.5cm" svg:x="1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3cm" svg:height="3cm" svg:x="1.9cm" svg:y="1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8cm" svg:height="1.826cm" svg:x="7.4cm" svg:y="6.1cm">
          <draw:text-box>
            <text:p text:style-name="P2"><text:span text:style-name="T1">Bild</text:span></text:p>
          </draw:text-box>
        </draw:frame>
        <draw:frame draw:style-name="gr3" draw:text-style-name="P3" draw:layer="layout" svg:width="10.8cm" svg:height="1.826cm" svg:x="6.1cm" svg:y="1.4cm">
          <draw:text-box>
            <text:p text:style-name="P2"><text:span text:style-name="T1">Header</text:span></text:p>
          </draw:text-box>
        </draw:frame>
        <draw:frame draw:style-name="gr3" draw:text-style-name="P3" draw:layer="layout" svg:width="10.8cm" svg:height="1.826cm" svg:x="7.2cm" svg:y="10.3cm">
          <draw:text-box>
            <text:p text:style-name="P2"><text:span text:style-name="T1">Überschrift</text:span></text:p>
          </draw:text-box>
        </draw:frame>
        <draw:frame draw:style-name="gr3" draw:text-style-name="P3" draw:layer="layout" svg:width="10.8cm" svg:height="1.826cm" svg:x="4.4cm" svg:y="13.674cm">
          <draw:text-box>
            <text:p text:style-name="P2"><text:span text:style-name="T1">Text1</text:span></text:p>
          </draw:text-box>
        </draw:frame>
        <draw:custom-shape draw:style-name="gr4" draw:text-style-name="P1" draw:layer="layout" svg:width="17cm" svg:height="3cm" svg:x="2cm" svg:y="2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8cm" svg:height="1.826cm" svg:x="5cm" svg:y="25.874cm">
          <draw:text-box>
            <text:p text:style-name="P2"><text:span text:style-name="T1">Footer</text:span></text:p>
          </draw:text-box>
        </draw:frame>
        <draw:frame draw:style-name="gr3" draw:text-style-name="P3" draw:layer="layout" svg:width="10.8cm" svg:height="1.826cm" svg:x="12.4cm" svg:y="13.574cm">
          <draw:text-box>
            <text:p text:style-name="P2"><text:span text:style-name="T1">Text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4:36:03.133714494</meta:creation-date>
    <dc:date>2019-01-23T15:15:00.826639815</dc:date>
    <meta:editing-duration>PT18M10S</meta:editing-duration>
    <meta:editing-cycles>2</meta:editing-cycles>
    <meta:generator>LibreOffice/5.1.6.2$Linux_X86_64 LibreOffice_project/10m0$Build-2</meta:generator>
    <meta:document-statistic meta:object-count="9"/>
  </office:meta>
</office:document-meta>
</file>